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メイリオ1" svg:font-family="メイリオ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10" style:family="table">
      <style:table-properties style:width="9.46cm" table:align="left"/>
    </style:style>
    <style:style style:name="表110.A" style:family="table-column">
      <style:table-column-properties style:column-width="0.838cm"/>
    </style:style>
    <style:style style:name="表110.B" style:family="table-column">
      <style:table-column-properties style:column-width="2.417cm"/>
    </style:style>
    <style:style style:name="表110.C" style:family="table-column">
      <style:table-column-properties style:column-width="6.205cm"/>
    </style:style>
    <style:style style:name="表1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0.C1" style:family="table-cell">
      <style:table-cell-properties style:border-line-width="0.002cm 0.088cm 0.002cm" fo:padding="0.053cm" fo:border="0.092cm double #808080"/>
    </style:style>
    <style:style style:name="表1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1" style:family="table">
      <style:table-properties style:width="5.821cm" fo:margin-left="0.161cm" fo:margin-right="11.019cm" table:align="margins"/>
    </style:style>
    <style:style style:name="表111.A" style:family="table-column">
      <style:table-column-properties style:column-width="2.845cm" style:rel-column-width="32032*"/>
    </style:style>
    <style:style style:name="表111.B" style:family="table-column">
      <style:table-column-properties style:column-width="2.976cm" style:rel-column-width="33503*"/>
    </style:style>
    <style:style style:name="表1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1.B1" style:family="table-cell">
      <style:table-cell-properties style:border-line-width="0.002cm 0.088cm 0.002cm" fo:padding="0.053cm" fo:border="0.092cm double #808080"/>
    </style:style>
    <style:style style:name="表1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2" style:family="table">
      <style:table-properties style:width="8.026cm" fo:margin-left="0.161cm" fo:margin-right="8.814cm" table:align="margins"/>
    </style:style>
    <style:style style:name="表112.A" style:family="table-column">
      <style:table-column-properties style:column-width="1.258cm" style:rel-column-width="10269*"/>
    </style:style>
    <style:style style:name="表112.B" style:family="table-column">
      <style:table-column-properties style:column-width="6.768cm" style:rel-column-width="55266*"/>
    </style:style>
    <style:style style:name="表1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2.B1" style:family="table-cell">
      <style:table-cell-properties style:border-line-width="0.002cm 0.088cm 0.002cm" fo:padding="0.053cm" fo:border="0.092cm double #808080"/>
    </style:style>
    <style:style style:name="表1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3" style:family="table">
      <style:table-properties style:width="9.46cm" table:align="left"/>
    </style:style>
    <style:style style:name="表113.A" style:family="table-column">
      <style:table-column-properties style:column-width="0.838cm"/>
    </style:style>
    <style:style style:name="表113.B" style:family="table-column">
      <style:table-column-properties style:column-width="2.417cm"/>
    </style:style>
    <style:style style:name="表113.C" style:family="table-column">
      <style:table-column-properties style:column-width="6.205cm"/>
    </style:style>
    <style:style style:name="表1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3.C1" style:family="table-cell">
      <style:table-cell-properties style:border-line-width="0.002cm 0.088cm 0.002cm" fo:padding="0.053cm" fo:border="0.092cm double #808080"/>
    </style:style>
    <style:style style:name="表1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4" style:family="table">
      <style:table-properties style:width="5.821cm" fo:margin-left="0.161cm" fo:margin-right="11.019cm" table:align="margins"/>
    </style:style>
    <style:style style:name="表114.A" style:family="table-column">
      <style:table-column-properties style:column-width="2.845cm" style:rel-column-width="32032*"/>
    </style:style>
    <style:style style:name="表114.B" style:family="table-column">
      <style:table-column-properties style:column-width="2.976cm" style:rel-column-width="33503*"/>
    </style:style>
    <style:style style:name="表1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4.B1" style:family="table-cell">
      <style:table-cell-properties style:border-line-width="0.002cm 0.088cm 0.002cm" fo:padding="0.053cm" fo:border="0.092cm double #808080"/>
    </style:style>
    <style:style style:name="表1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5" style:family="table">
      <style:table-properties style:width="8.026cm" fo:margin-left="0.161cm" fo:margin-right="8.814cm" table:align="margins"/>
    </style:style>
    <style:style style:name="表115.A" style:family="table-column">
      <style:table-column-properties style:column-width="1.258cm" style:rel-column-width="10269*"/>
    </style:style>
    <style:style style:name="表115.B" style:family="table-column">
      <style:table-column-properties style:column-width="6.768cm" style:rel-column-width="55266*"/>
    </style:style>
    <style:style style:name="表1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5.B1" style:family="table-cell">
      <style:table-cell-properties style:border-line-width="0.002cm 0.088cm 0.002cm" fo:padding="0.053cm" fo:border="0.092cm double #808080"/>
    </style:style>
    <style:style style:name="表1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8.026cm" fo:margin-left="0.161cm" fo:margin-right="8.814cm" table:align="margins"/>
    </style:style>
    <style:style style:name="表9.A" style:family="table-column">
      <style:table-column-properties style:column-width="1.258cm" style:rel-column-width="10269*"/>
    </style:style>
    <style:style style:name="表9.B" style:family="table-column">
      <style:table-column-properties style:column-width="6.768cm" style:rel-column-width="55266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46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205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8.026cm" fo:margin-left="0.161cm" fo:margin-right="8.814cm" table:align="margins"/>
    </style:style>
    <style:style style:name="表12.A" style:family="table-column">
      <style:table-column-properties style:column-width="1.258cm" style:rel-column-width="10269*"/>
    </style:style>
    <style:style style:name="表12.B" style:family="table-column">
      <style:table-column-properties style:column-width="6.768cm" style:rel-column-width="55266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5.821cm" fo:margin-left="0.161cm" fo:margin-right="11.019cm" table:align="margins"/>
    </style:style>
    <style:style style:name="表13.A" style:family="table-column">
      <style:table-column-properties style:column-width="2.845cm" style:rel-column-width="32032*"/>
    </style:style>
    <style:style style:name="表13.B" style:family="table-column">
      <style:table-column-properties style:column-width="2.976cm" style:rel-column-width="33503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8.026cm" fo:margin-left="0.161cm" fo:margin-right="8.814cm" table:align="margins"/>
    </style:style>
    <style:style style:name="表14.A" style:family="table-column">
      <style:table-column-properties style:column-width="1.258cm" style:rel-column-width="10269*"/>
    </style:style>
    <style:style style:name="表14.B" style:family="table-column">
      <style:table-column-properties style:column-width="6.768cm" style:rel-column-width="55266*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B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4" style:family="paragraph" style:parent-style-name="Text_20_body">
      <style:paragraph-properties fo:margin-top="0cm" fo:margin-bottom="0cm" fo:line-height="179%" style:writing-mode="lr-tb"/>
    </style:style>
    <style:style style:name="P15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6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language-asian="ja" style:country-asian="JP" style:font-style-asian="normal" style:font-weight-asian="normal"/>
    </style:style>
    <style:style style:name="P17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font-style-asian="normal" style:font-weight-asian="normal"/>
    </style:style>
    <style:style style:name="P18" style:family="paragraph" style:parent-style-name="Table_20_Contents">
      <style:text-properties style:language-asian="ja" style:country-asian="JP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4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6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7" style:family="paragraph" style:parent-style-name="Table_20_Contents">
      <style:text-properties style:font-name="Arial1" fo:font-size="11pt"/>
    </style:style>
    <style:style style:name="P28" style:family="paragraph" style:parent-style-name="Table_20_Contents">
      <style:text-properties style:font-name="Arial1" fo:font-size="11pt" style:language-asian="ja" style:country-asian="JP"/>
    </style:style>
    <style:style style:name="P29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0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1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2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3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4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5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6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7" style:family="paragraph" style:parent-style-name="Text_20_body" style:list-style-name="L5"/>
    <style:style style:name="P38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40" style:family="paragraph" style:parent-style-name="Text_20_body">
      <style:text-properties style:language-asian="ja" style:country-asian="JP"/>
    </style:style>
    <style:style style:name="P41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2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4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4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4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50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51" style:family="paragraph" style:parent-style-name="Table_20_Contents" style:list-style-name="L2">
      <style:text-properties style:font-name="Arial1" fo:font-size="11pt" style:language-asian="ja" style:country-asian="JP"/>
    </style:style>
    <style:style style:name="P52" style:family="paragraph" style:parent-style-name="Table_20_Contents" style:list-style-name="L3">
      <style:text-properties style:font-name="Arial1" fo:font-size="11pt" style:language-asian="ja" style:country-asian="JP"/>
    </style:style>
    <style:style style:name="P53" style:family="paragraph" style:parent-style-name="Table_20_Contents" style:list-style-name="L4">
      <style:text-properties style:font-name="Arial1" fo:font-size="11pt" style:language-asian="ja" style:country-asian="JP"/>
    </style:style>
    <style:style style:name="P54" style:family="paragraph" style:parent-style-name="Table_20_Contents" style:list-style-name="L4">
      <style:text-properties style:font-name="Arial1" fo:font-size="11pt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59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61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6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font-style-asian="normal" style:font-weight-asian="normal" style:font-size-complex="12pt" style:font-weight-complex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style:language-asian="ja" style:country-asian="JP"/>
    </style:style>
    <style:style style:name="T15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6" style:family="text">
      <style:text-properties fo:color="#3333ff" style:font-name="Arial1" fo:font-size="22pt" fo:font-style="normal" fo:font-weight="normal" style:font-size-asian="22pt" style:font-size-complex="22pt"/>
    </style:style>
    <style:style style:name="T17" style:family="text">
      <style:text-properties style:font-name-asian="Arial2"/>
    </style:style>
    <style:style style:name="T18" style:family="text">
      <style:text-properties style:font-name-asian="Arial2" style:language-asian="ja" style:country-asian="JP"/>
    </style:style>
    <style:style style:name="T19" style:family="text">
      <style:text-properties fo:color="#000000" fo:background-color="transparent" style:font-name-asian="Arial2" style:font-size-asian="12pt"/>
    </style:style>
    <style:style style:name="T2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-------------------------------------------------------- [20210616_100908]</text:p>
      <text:p text:style-name="P7">お疲れさまです。<text:span text:style-name="T14">雨が降って少し肌寒いですね。</text:span></text:p>
      <text:p text:style-name="P7">日報などなど<text:span text:style-name="T14">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10" table:style-name="表110">
        <table:table-column table:style-name="表110.A"/>
        <table:table-column table:style-name="表110.B"/>
        <table:table-column table:style-name="表110.C"/>
        <table:table-row>
          <table:table-cell table:style-name="表110.A1" office:value-type="string">
            <text:p text:style-name="P24">1</text:p>
          </table:table-cell>
          <table:table-cell table:style-name="表110.A1" office:value-type="string">
            <text:p text:style-name="P24">作業日</text:p>
          </table:table-cell>
          <table:table-cell table:style-name="表110.C1" office:value-type="string">
            <text:p text:style-name="P26">6/14 月曜日</text:p>
          </table:table-cell>
        </table:table-row>
        <table:table-row>
          <table:table-cell table:style-name="表110.A2" office:value-type="string">
            <text:p text:style-name="P24">2</text:p>
          </table:table-cell>
          <table:table-cell table:style-name="表110.A2" office:value-type="string">
            <text:p text:style-name="P24">発注者</text:p>
          </table:table-cell>
          <table:table-cell table:style-name="表110.C2" office:value-type="string">
            <text:p text:style-name="P26">小川電気工事</text:p>
          </table:table-cell>
        </table:table-row>
        <table:table-row>
          <table:table-cell table:style-name="表110.A2" office:value-type="string">
            <text:p text:style-name="P24">3</text:p>
          </table:table-cell>
          <table:table-cell table:style-name="表110.A2" office:value-type="string">
            <text:p text:style-name="P24">工事件名</text:p>
          </table:table-cell>
          <table:table-cell table:style-name="表110.C2" office:value-type="string">
            <text:p text:style-name="P26">国立市富士見台二丁目</text:p>
          </table:table-cell>
        </table:table-row>
        <table:table-row>
          <table:table-cell table:style-name="表110.A2" office:value-type="string">
            <text:p text:style-name="P24">4</text:p>
          </table:table-cell>
          <table:table-cell table:style-name="表110.A2" office:value-type="string">
            <text:p text:style-name="P24">作業時間</text:p>
          </table:table-cell>
          <table:table-cell table:style-name="表110.C2" office:value-type="string">
            <text:p text:style-name="P26">８：００－１７：００</text:p>
            <text:p text:style-name="P26">（定時）</text:p>
          </table:table-cell>
        </table:table-row>
        <table:table-row>
          <table:table-cell table:style-name="表110.A2" office:value-type="string">
            <text:p text:style-name="P24">5</text:p>
          </table:table-cell>
          <table:table-cell table:style-name="表110.A2" office:value-type="string">
            <text:p text:style-name="P24">備考</text:p>
          </table:table-cell>
          <table:table-cell table:style-name="表110.C2" office:value-type="string">
            <text:p text:style-name="P26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5">6/25（金）</text:p>
          </table:table-cell>
          <table:table-cell table:style-name="表111.B1" office:value-type="string">
            <text:p text:style-name="P25">6/26（土）</text:p>
          </table:table-cell>
        </table:table-row>
        <table:table-row>
          <table:table-cell table:style-name="表111.A2" office:value-type="string">
            <text:p text:style-name="P23">○</text:p>
          </table:table-cell>
          <table:table-cell table:style-name="表111.B2" office:value-type="string">
            <text:p text:style-name="P23">○</text:p>
          </table:table-cell>
        </table:table-row>
      </table:table>
      <text:p text:style-name="P30">③ 交通費申請</text:p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1">期間</text:p>
          </table:table-cell>
          <table:table-cell table:style-name="表112.B1" office:value-type="string">
            <text:p text:style-name="P22"><text:s text:c="2"/>2021.6.14(月) ~ 2021.6.20(日)</text:p>
          </table:table-cell>
        </table:table-row>
        <table:table-row>
          <table:table-cell table:style-name="表112.A2" office:value-type="string">
            <text:p text:style-name="P19">合計</text:p>
          </table:table-cell>
          <table:table-cell table:style-name="表112.B2" office:value-type="string">
            <text:p text:style-name="P20"><text:s/>￥930 円</text:p>
          </table:table-cell>
        </table:table-row>
      </table:table>
      <text:p text:style-name="P33"/>
      <text:p text:style-name="P11">---------------------</text:p>
      <text:p text:style-name="P12">【作業員　岩淵謙 / 日報連絡、他】 2021.6.14(月) ~ 2021.6.20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<text:span text:style-name="T18">どうも</text:span><text:span text:style-name="T17">お疲れさまです。暑く</text:span><text:span text:style-name="T18">なってきました。</text:span></text:p>
      <text:p text:style-name="P16">いつもの提出物です。遅くなりました。 </text:p>
      <text:p text:style-name="P17">よろしくお願いします。</text:p>
      <text:p text:style-name="P7">岩淵</text:p>
      <text:p text:style-name="P15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13" table:style-name="表113">
        <table:table-column table:style-name="表113.A"/>
        <table:table-column table:style-name="表113.B"/>
        <table:table-column table:style-name="表113.C"/>
        <table:table-row>
          <table:table-cell table:style-name="表113.A1" office:value-type="string">
            <text:p text:style-name="P24">1</text:p>
          </table:table-cell>
          <table:table-cell table:style-name="表113.A1" office:value-type="string">
            <text:p text:style-name="P24">作業日</text:p>
          </table:table-cell>
          <table:table-cell table:style-name="表113.C1" office:value-type="string">
            <text:p text:style-name="P26">6/24 木曜日</text:p>
          </table:table-cell>
        </table:table-row>
        <table:table-row>
          <table:table-cell table:style-name="表113.A2" office:value-type="string">
            <text:p text:style-name="P24">2</text:p>
          </table:table-cell>
          <table:table-cell table:style-name="表113.A2" office:value-type="string">
            <text:p text:style-name="P24">発注者</text:p>
          </table:table-cell>
          <table:table-cell table:style-name="表113.C2" office:value-type="string">
            <text:p text:style-name="P26">ホクシン設備</text:p>
          </table:table-cell>
        </table:table-row>
        <table:table-row>
          <table:table-cell table:style-name="表113.A2" office:value-type="string">
            <text:p text:style-name="P24">3</text:p>
          </table:table-cell>
          <table:table-cell table:style-name="表113.A2" office:value-type="string">
            <text:p text:style-name="P24">工事件名</text:p>
          </table:table-cell>
          <table:table-cell table:style-name="表113.C2" office:value-type="string">
            <text:p text:style-name="P26">墨田区亀沢４丁目計画</text:p>
          </table:table-cell>
        </table:table-row>
        <text:soft-page-break/>
        <table:table-row>
          <table:table-cell table:style-name="表113.A2" office:value-type="string">
            <text:p text:style-name="P24">4</text:p>
          </table:table-cell>
          <table:table-cell table:style-name="表113.A2" office:value-type="string">
            <text:p text:style-name="P24">作業時間</text:p>
          </table:table-cell>
          <table:table-cell table:style-name="表113.C2" office:value-type="string">
            <text:p text:style-name="P26">８：００－１７：００</text:p>
            <text:p text:style-name="P26">（定時）</text:p>
          </table:table-cell>
        </table:table-row>
        <table:table-row>
          <table:table-cell table:style-name="表113.A2" office:value-type="string">
            <text:p text:style-name="P24">5</text:p>
          </table:table-cell>
          <table:table-cell table:style-name="表113.A2" office:value-type="string">
            <text:p text:style-name="P24">備考</text:p>
          </table:table-cell>
          <table:table-cell table:style-name="表113.C2" office:value-type="string">
            <text:p text:style-name="P26">お客さんには、終了１５：００で提出してます。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114" table:style-name="表114">
        <table:table-column table:style-name="表114.A"/>
        <table:table-column table:style-name="表114.B"/>
        <table:table-row>
          <table:table-cell table:style-name="表114.A1" office:value-type="string">
            <text:p text:style-name="P25">7/2（金）</text:p>
          </table:table-cell>
          <table:table-cell table:style-name="表114.B1" office:value-type="string">
            <text:p text:style-name="P25">7/3（土）</text:p>
          </table:table-cell>
        </table:table-row>
        <table:table-row>
          <table:table-cell table:style-name="表114.A2" office:value-type="string">
            <text:p text:style-name="P23">○</text:p>
          </table:table-cell>
          <table:table-cell table:style-name="表114.B2" office:value-type="string">
            <text:p text:style-name="P23">○</text:p>
          </table:table-cell>
        </table:table-row>
      </table:table>
      <text:p text:style-name="P30">③ 交通費申請</text:p>
      <table:table table:name="表115" table:style-name="表115">
        <table:table-column table:style-name="表115.A"/>
        <table:table-column table:style-name="表115.B"/>
        <table:table-row>
          <table:table-cell table:style-name="表115.A1" office:value-type="string">
            <text:p text:style-name="P21">期間</text:p>
          </table:table-cell>
          <table:table-cell table:style-name="表115.B1" office:value-type="string">
            <text:p text:style-name="P22"><text:s text:c="2"/>2021.6.21(月) ~ 2021.6.27(日)</text:p>
          </table:table-cell>
        </table:table-row>
        <table:table-row>
          <table:table-cell table:style-name="表115.A2" office:value-type="string">
            <text:p text:style-name="P19">合計</text:p>
          </table:table-cell>
          <table:table-cell table:style-name="表115.B2" office:value-type="string">
            <text:p text:style-name="P20"><text:s/>￥924 円</text:p>
          </table:table-cell>
        </table:table-row>
      </table:table>
      <text:p text:style-name="P33"/>
      <text:p text:style-name="P11">---------------------</text:p>
      <text:p text:style-name="P12">【作業員　岩淵謙 / 日報連絡、他】 2021.6.21(月) ~ 2021.6.27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<text:span text:style-name="T14">今週分の提出。</text:span>よろしくお願いします。</text:p>
      <text:p text:style-name="P7">岩淵</text:p>
      <text:p text:style-name="P7"/>
      <text:p text:style-name="P10">別件</text:p>
      <text:p text:style-name="P14"><text:span text:style-name="T7">７月の最後の週から、８月いっぱい、またまた、知り合いの人のキャンプを手伝いに行こうと思ってます。それで、その間、希望日を減らそうと思ってます。どうもすみません。なんとも、申し開くことできず。また日が近づいたら、話しいたします。</text:span><text:span text:style-name="T19">なんとも、すみません。</text:span> </text:p>
      <text:p text:style-name="P15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4">1</text:p>
          </table:table-cell>
          <table:table-cell table:style-name="表1.A1" office:value-type="string">
            <text:p text:style-name="P24">作業日</text:p>
          </table:table-cell>
          <table:table-cell table:style-name="表1.C1" office:value-type="string">
            <text:p text:style-name="P26">7/2 金曜日</text:p>
          </table:table-cell>
        </table:table-row>
        <table:table-row>
          <table:table-cell table:style-name="表1.A2" office:value-type="string">
            <text:p text:style-name="P24">2</text:p>
          </table:table-cell>
          <table:table-cell table:style-name="表1.A2" office:value-type="string">
            <text:p text:style-name="P24">発注者</text:p>
          </table:table-cell>
          <table:table-cell table:style-name="表1.C2" office:value-type="string">
            <text:p text:style-name="P26">扶桑電気</text:p>
          </table:table-cell>
        </table:table-row>
        <table:table-row>
          <table:table-cell table:style-name="表1.A2" office:value-type="string">
            <text:p text:style-name="P24">3</text:p>
          </table:table-cell>
          <table:table-cell table:style-name="表1.A2" office:value-type="string">
            <text:p text:style-name="P24">工事件名</text:p>
          </table:table-cell>
          <table:table-cell table:style-name="表1.C2" office:value-type="string">
            <text:p text:style-name="P26">まごころタウン</text:p>
          </table:table-cell>
        </table:table-row>
        <table:table-row>
          <table:table-cell table:style-name="表1.A2" office:value-type="string">
            <text:p text:style-name="P24">4</text:p>
          </table:table-cell>
          <table:table-cell table:style-name="表1.A2" office:value-type="string">
            <text:p text:style-name="P24">作業時間</text:p>
          </table:table-cell>
          <table:table-cell table:style-name="表1.C2" office:value-type="string">
            <text:p text:style-name="P26">８：００－１７：００</text:p>
            <text:p text:style-name="P26">（定時）</text:p>
          </table:table-cell>
        </table:table-row>
        <table:table-row>
          <table:table-cell table:style-name="表1.A2" office:value-type="string">
            <text:p text:style-name="P24">5</text:p>
          </table:table-cell>
          <table:table-cell table:style-name="表1.A2" office:value-type="string">
            <text:p text:style-name="P24">備考</text:p>
          </table:table-cell>
          <table:table-cell table:style-name="表1.C2" office:value-type="string">
            <text:p text:style-name="P26">日報は建二さん取りまとめ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5">7/9（金）</text:p>
          </table:table-cell>
          <table:table-cell table:style-name="表2.B1" office:value-type="string">
            <text:p text:style-name="P25">7/10（土）</text:p>
          </table:table-cell>
        </table:table-row>
        <text:soft-page-break/>
        <table:table-row>
          <table:table-cell table:style-name="表2.A2" office:value-type="string">
            <text:p text:style-name="P23">○</text:p>
          </table:table-cell>
          <table:table-cell table:style-name="表2.B2" office:value-type="string">
            <text:p text:style-name="P23">○</text:p>
          </table:table-cell>
        </table:table-row>
      </table:table>
      <text:p text:style-name="P30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1">期間</text:p>
          </table:table-cell>
          <table:table-cell table:style-name="表3.B1" office:value-type="string">
            <text:p text:style-name="P22"><text:s text:c="2"/>2021.6.28(月) ~ 2021.7.4(日)</text:p>
          </table:table-cell>
        </table:table-row>
        <table:table-row>
          <table:table-cell table:style-name="表3.A2" office:value-type="string">
            <text:p text:style-name="P19">合計</text:p>
          </table:table-cell>
          <table:table-cell table:style-name="表3.B2" office:value-type="string">
            <text:p text:style-name="P20"><text:s/>￥1,298 円</text:p>
          </table:table-cell>
        </table:table-row>
      </table:table>
      <text:p text:style-name="P33"/>
      <text:p text:style-name="P11">---------------------</text:p>
      <text:p text:style-name="P12">【作業員　岩淵謙 / 日報連絡、他】 2021.6.28(月) ~ 2021.7.4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雨が続いております。</text:p>
      <text:p text:style-name="P7"><text:span text:style-name="T14">書類の提出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4">1</text:p>
          </table:table-cell>
          <table:table-cell table:style-name="表4.A1" office:value-type="string">
            <text:p text:style-name="P24">作業日</text:p>
          </table:table-cell>
          <table:table-cell table:style-name="表4.C1" office:value-type="string">
            <text:p text:style-name="P26">7/6 火曜日</text:p>
          </table:table-cell>
        </table:table-row>
        <table:table-row>
          <table:table-cell table:style-name="表4.A2" office:value-type="string">
            <text:p text:style-name="P24">2</text:p>
          </table:table-cell>
          <table:table-cell table:style-name="表4.A2" office:value-type="string">
            <text:p text:style-name="P24">発注者</text:p>
          </table:table-cell>
          <table:table-cell table:style-name="表4.C2" office:value-type="string">
            <text:p text:style-name="P26">栗原設備</text:p>
          </table:table-cell>
        </table:table-row>
        <table:table-row>
          <table:table-cell table:style-name="表4.A2" office:value-type="string">
            <text:p text:style-name="P24">3</text:p>
          </table:table-cell>
          <table:table-cell table:style-name="表4.A2" office:value-type="string">
            <text:p text:style-name="P24">工事件名</text:p>
          </table:table-cell>
          <table:table-cell table:style-name="表4.C2" office:value-type="string">
            <text:p text:style-name="P26">芝浦一丁目プロジェクト</text:p>
          </table:table-cell>
        </table:table-row>
        <table:table-row>
          <table:table-cell table:style-name="表4.A2" office:value-type="string">
            <text:p text:style-name="P24">4</text:p>
          </table:table-cell>
          <table:table-cell table:style-name="表4.A2" office:value-type="string">
            <text:p text:style-name="P24">作業時間</text:p>
          </table:table-cell>
          <table:table-cell table:style-name="表4.C2" office:value-type="string">
            <text:p text:style-name="P26">７：４５－１７：００</text:p>
            <text:p text:style-name="P26">（定時）</text:p>
          </table:table-cell>
        </table:table-row>
        <table:table-row>
          <table:table-cell table:style-name="表4.A2" office:value-type="string">
            <text:p text:style-name="P24">5</text:p>
          </table:table-cell>
          <table:table-cell table:style-name="表4.A2" office:value-type="string">
            <text:p text:style-name="P24">備考</text:p>
          </table:table-cell>
          <table:table-cell table:style-name="表4.C2" office:value-type="string">
            <text:p text:style-name="P26">日報は建二さんまとめ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5">7/16（金）</text:p>
          </table:table-cell>
          <table:table-cell table:style-name="表5.B1" office:value-type="string">
            <text:p text:style-name="P25">7/17（土）</text:p>
          </table:table-cell>
        </table:table-row>
        <table:table-row>
          <table:table-cell table:style-name="表5.A2" office:value-type="string">
            <text:p text:style-name="P23">○</text:p>
          </table:table-cell>
          <table:table-cell table:style-name="表5.B2" office:value-type="string">
            <text:p text:style-name="P23">○</text:p>
          </table:table-cell>
        </table:table-row>
      </table:table>
      <text:p text:style-name="P30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1">期間</text:p>
          </table:table-cell>
          <table:table-cell table:style-name="表6.B1" office:value-type="string">
            <text:p text:style-name="P22"><text:s text:c="2"/>2021.7.5(月) ~ 2021.7.11(日)</text:p>
          </table:table-cell>
        </table:table-row>
        <table:table-row>
          <table:table-cell table:style-name="表6.A2" office:value-type="string">
            <text:p text:style-name="P19">合計</text:p>
          </table:table-cell>
          <table:table-cell table:style-name="表6.B2" office:value-type="string">
            <text:p text:style-name="P20"><text:s/>￥816 円</text:p>
          </table:table-cell>
        </table:table-row>
      </table:table>
      <text:p text:style-name="P33"/>
      <text:p text:style-name="P11">---------------------</text:p>
      <text:p text:style-name="P12">【作業員　岩淵謙 / 日報連絡、他】 2021.7.5(月) ~ 2021.7.11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<text:span text:style-name="T14">書類の提出。</text:span>よろしく願います。</text:p>
      <text:p text:style-name="P7"><text:soft-page-break/>岩淵</text:p>
      <text:p text:style-name="P15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4">1</text:p>
          </table:table-cell>
          <table:table-cell table:style-name="表7.A1" office:value-type="string">
            <text:p text:style-name="P24">作業日</text:p>
          </table:table-cell>
          <table:table-cell table:style-name="表7.C1" office:value-type="string">
            <text:p text:style-name="P26">7/12 火曜日</text:p>
          </table:table-cell>
        </table:table-row>
        <table:table-row>
          <table:table-cell table:style-name="表7.A2" office:value-type="string">
            <text:p text:style-name="P24">2</text:p>
          </table:table-cell>
          <table:table-cell table:style-name="表7.A2" office:value-type="string">
            <text:p text:style-name="P24">発注者</text:p>
          </table:table-cell>
          <table:table-cell table:style-name="表7.C2" office:value-type="string">
            <text:p text:style-name="P26">大成温調</text:p>
          </table:table-cell>
        </table:table-row>
        <table:table-row>
          <table:table-cell table:style-name="表7.A2" office:value-type="string">
            <text:p text:style-name="P24">3</text:p>
          </table:table-cell>
          <table:table-cell table:style-name="表7.A2" office:value-type="string">
            <text:p text:style-name="P24">工事件名</text:p>
          </table:table-cell>
          <table:table-cell table:style-name="表7.C2" office:value-type="string">
            <text:p text:style-name="P26">湘南総合病院</text:p>
          </table:table-cell>
        </table:table-row>
        <table:table-row>
          <table:table-cell table:style-name="表7.A2" office:value-type="string">
            <text:p text:style-name="P24">4</text:p>
          </table:table-cell>
          <table:table-cell table:style-name="表7.A2" office:value-type="string">
            <text:p text:style-name="P24">作業時間</text:p>
          </table:table-cell>
          <table:table-cell table:style-name="表7.C2" office:value-type="string">
            <text:p text:style-name="P26">８：００－１７：００</text:p>
            <text:p text:style-name="P26">（定時）</text:p>
          </table:table-cell>
        </table:table-row>
        <table:table-row>
          <table:table-cell table:style-name="表7.A2" office:value-type="string">
            <text:p text:style-name="P24">5</text:p>
          </table:table-cell>
          <table:table-cell table:style-name="表7.A2" office:value-type="string">
            <text:p text:style-name="P24">備考</text:p>
          </table:table-cell>
          <table:table-cell table:style-name="表7.C2" office:value-type="string">
            <text:p text:style-name="P26">牧口さん日報とりまとめ</text:p>
          </table:table-cell>
        </table:table-row>
      </table:table>
      <text:p text:style-name="Text_20_body"><text:span text:style-name="T6">② </text:span><text:span text:style-name="T8">作業希望日 （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5">7/23（金）</text:p>
          </table:table-cell>
          <table:table-cell table:style-name="表8.B1" office:value-type="string">
            <text:p text:style-name="P25">7/24（土）</text:p>
          </table:table-cell>
        </table:table-row>
        <table:table-row>
          <table:table-cell table:style-name="表8.A2" office:value-type="string">
            <text:p text:style-name="P23">○</text:p>
          </table:table-cell>
          <table:table-cell table:style-name="表8.B2" office:value-type="string">
            <text:p text:style-name="P23">○</text:p>
          </table:table-cell>
        </table:table-row>
      </table:table>
      <text:p text:style-name="P30">③ 交通費申請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1">期間</text:p>
          </table:table-cell>
          <table:table-cell table:style-name="表9.B1" office:value-type="string">
            <text:p text:style-name="P22"><text:s text:c="2"/>2021.7.12(月) ~ 2021.7.18(日)</text:p>
          </table:table-cell>
        </table:table-row>
        <table:table-row>
          <table:table-cell table:style-name="表9.A2" office:value-type="string">
            <text:p text:style-name="P19">合計</text:p>
          </table:table-cell>
          <table:table-cell table:style-name="表9.B2" office:value-type="string">
            <text:p text:style-name="P20"><text:s/>￥2,010 円</text:p>
          </table:table-cell>
        </table:table-row>
      </table:table>
      <text:p text:style-name="P33"/>
      <text:p text:style-name="P11">---------------------</text:p>
      <text:p text:style-name="P12">【作業員　岩淵謙 / 日報連絡、他】 2021.7.12(月) ~ 2021.7.18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また<text:span text:style-name="T14">書類を提出します。</text:span>よろしくお願いします。</text:p>
      <text:p text:style-name="P10">暑いものです。</text:p>
      <text:p text:style-name="P7">岩淵</text:p>
      <text:p text:style-name="P15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P24">1</text:p>
          </table:table-cell>
          <table:table-cell table:style-name="表10.A1" office:value-type="string">
            <text:p text:style-name="P24">作業日</text:p>
          </table:table-cell>
          <table:table-cell table:style-name="表10.C1" office:value-type="string">
            <text:p text:style-name="P26">7/21 木曜日</text:p>
          </table:table-cell>
        </table:table-row>
        <table:table-row>
          <table:table-cell table:style-name="表10.A2" office:value-type="string">
            <text:p text:style-name="P24">2</text:p>
          </table:table-cell>
          <table:table-cell table:style-name="表10.A2" office:value-type="string">
            <text:p text:style-name="P24">発注者</text:p>
          </table:table-cell>
          <table:table-cell table:style-name="表10.C2" office:value-type="string">
            <text:p text:style-name="P26">三位電気</text:p>
          </table:table-cell>
        </table:table-row>
        <table:table-row>
          <table:table-cell table:style-name="表10.A2" office:value-type="string">
            <text:p text:style-name="P24">3</text:p>
          </table:table-cell>
          <table:table-cell table:style-name="表10.A2" office:value-type="string">
            <text:p text:style-name="P24">工事件名</text:p>
          </table:table-cell>
          <table:table-cell table:style-name="表10.C2" office:value-type="string">
            <text:p text:style-name="P26">国立倉庫建替計画</text:p>
          </table:table-cell>
        </table:table-row>
        <table:table-row>
          <table:table-cell table:style-name="表10.A2" office:value-type="string">
            <text:p text:style-name="P24">4</text:p>
          </table:table-cell>
          <table:table-cell table:style-name="表10.A2" office:value-type="string">
            <text:p text:style-name="P24">作業時間</text:p>
          </table:table-cell>
          <table:table-cell table:style-name="表10.C2" office:value-type="string">
            <text:p text:style-name="P26">７：３０－１４：５０</text:p>
            <text:p text:style-name="P26">（実際の終了時刻が、上記）</text:p>
          </table:table-cell>
        </table:table-row>
        <table:table-row>
          <table:table-cell table:style-name="表10.A2" office:value-type="string">
            <text:p text:style-name="P24">5</text:p>
          </table:table-cell>
          <table:table-cell table:style-name="表10.A2" office:value-type="string">
            <text:p text:style-name="P24">備考</text:p>
          </table:table-cell>
          <table:table-cell table:style-name="表10.C2" office:value-type="string">
            <text:p text:style-name="P26">-</text:p>
          </table:table-cell>
        </table:table-row>
      </table:table>
      <text:p text:style-name="Text_20_body"><text:span text:style-name="T6">② </text:span><text:span text:style-name="T8">作業希望日</text:span></text:p>
      <text:p text:style-name="P40"><text:span text:style-name="T9">来週は、キャンプの手伝いに行きます。休み希望であります。</text:span></text:p>
      <text:p text:style-name="P40"><text:span text:style-name="T9">月・火、土・日、と、神奈川の山北町というところに行きます。</text:span></text:p>
      <text:p text:style-name="P40"><text:soft-page-break/><text:span text:style-name="T9">大きめの１軒屋があります。１４～５人が来て、炊事などやります。</text:span></text:p>
      <text:p text:style-name="P40"><text:span text:style-name="T9">デルタ株で、胸が重いです。行ってきます。</text:span></text:p>
      <text:p text:style-name="P40"><text:span text:style-name="T9">（その次の週、8/2月 – 8/8日 は、勤務希望です。）</text:span></text:p>
      <text:p text:style-name="Text_20_body"><text:span text:style-name="T6">③ 交通費申請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1">期間</text:p>
          </table:table-cell>
          <table:table-cell table:style-name="表12.B1" office:value-type="string">
            <text:p text:style-name="P22"><text:s text:c="2"/>2021.7.19(月) ~ 2021.7.25(日)</text:p>
          </table:table-cell>
        </table:table-row>
        <table:table-row>
          <table:table-cell table:style-name="表12.A2" office:value-type="string">
            <text:p text:style-name="P19">合計</text:p>
          </table:table-cell>
          <table:table-cell table:style-name="表12.B2" office:value-type="string">
            <text:p text:style-name="P20"><text:s/>￥930 円</text:p>
          </table:table-cell>
        </table:table-row>
      </table:table>
      <text:p text:style-name="P33"/>
      <text:p text:style-name="P11">---------------------</text:p>
      <text:p text:style-name="P12">【作業員　岩淵謙 / 日報連絡、他】 2021.7.19(月) ~ 2021.7.25(日)</text:p>
      <text:p text:style-name="P11">[//]</text:p>
      <text:p text:style-name="P4"/>
      <text:p text:style-name="P13">@@@</text:p>
      <text:p text:style-name="P1">-------------------------------------------------------- [XXX]</text:p>
      <text:p text:style-name="P7">お疲れさまです。<text:span text:style-name="T14">書類等を提出します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4">1</text:p>
          </table:table-cell>
          <table:table-cell table:style-name="表11.A1" office:value-type="string">
            <text:p text:style-name="P24">作業日</text:p>
          </table:table-cell>
          <table:table-cell table:style-name="表11.C1" office:value-type="string">
            <text:p text:style-name="P26">7/XX XX曜日</text:p>
          </table:table-cell>
        </table:table-row>
        <table:table-row>
          <table:table-cell table:style-name="表11.A2" office:value-type="string">
            <text:p text:style-name="P24">2</text:p>
          </table:table-cell>
          <table:table-cell table:style-name="表11.A2" office:value-type="string">
            <text:p text:style-name="P24">発注者</text:p>
          </table:table-cell>
          <table:table-cell table:style-name="表11.C2" office:value-type="string">
            <text:p text:style-name="P26">XXX（XXX）</text:p>
          </table:table-cell>
        </table:table-row>
        <table:table-row>
          <table:table-cell table:style-name="表11.A2" office:value-type="string">
            <text:p text:style-name="P24">3</text:p>
          </table:table-cell>
          <table:table-cell table:style-name="表11.A2" office:value-type="string">
            <text:p text:style-name="P24">工事件名</text:p>
          </table:table-cell>
          <table:table-cell table:style-name="表11.C2" office:value-type="string">
            <text:p text:style-name="P26">XXX</text:p>
          </table:table-cell>
        </table:table-row>
        <table:table-row>
          <table:table-cell table:style-name="表11.A2" office:value-type="string">
            <text:p text:style-name="P24">4</text:p>
          </table:table-cell>
          <table:table-cell table:style-name="表11.A2" office:value-type="string">
            <text:p text:style-name="P24">作業時間</text:p>
          </table:table-cell>
          <table:table-cell table:style-name="表11.C2" office:value-type="string">
            <text:p text:style-name="P26">８：００－XX：００</text:p>
            <text:p text:style-name="P26">（定時）</text:p>
          </table:table-cell>
        </table:table-row>
        <table:table-row>
          <table:table-cell table:style-name="表11.A2" office:value-type="string">
            <text:p text:style-name="P24">5</text:p>
          </table:table-cell>
          <table:table-cell table:style-name="表11.A2" office:value-type="string">
            <text:p text:style-name="P24">備考</text:p>
          </table:table-cell>
          <table:table-cell table:style-name="表11.C2" office:value-type="string">
            <text:p text:style-name="P26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5">7/XX（金）</text:p>
          </table:table-cell>
          <table:table-cell table:style-name="表13.B1" office:value-type="string">
            <text:p text:style-name="P25">7/XX（土）</text:p>
          </table:table-cell>
        </table:table-row>
        <table:table-row>
          <table:table-cell table:style-name="表13.A2" office:value-type="string">
            <text:p text:style-name="P23">○</text:p>
          </table:table-cell>
          <table:table-cell table:style-name="表13.B2" office:value-type="string">
            <text:p text:style-name="P23">○</text:p>
          </table:table-cell>
        </table:table-row>
      </table:table>
      <text:p text:style-name="P30">③ 交通費申請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1">期間</text:p>
          </table:table-cell>
          <table:table-cell table:style-name="表14.B1" office:value-type="string">
            <text:p text:style-name="P22"><text:s text:c="2"/>2021.7.XX(月) ~ 2021.7.XX(日)</text:p>
          </table:table-cell>
        </table:table-row>
        <table:table-row>
          <table:table-cell table:style-name="表14.A2" office:value-type="string">
            <text:p text:style-name="P19">合計</text:p>
          </table:table-cell>
          <table:table-cell table:style-name="表14.B2" office:value-type="string">
            <text:p text:style-name="P20"><text:s/>￥XXX 円</text:p>
          </table:table-cell>
        </table:table-row>
      </table:table>
      <text:p text:style-name="P33"/>
      <text:p text:style-name="P11">---------------------</text:p>
      <text:p text:style-name="P12">【作業員　岩淵謙 / 日報連絡、他】 2021.7.XX(月) ~ 2021.7.XX(日)</text:p>
      <text:p text:style-name="P11">[//]</text:p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text:span text:style-name="T14">書類等を提出します。</text:span>よろしくお願いします。</text:p>
      <text:p text:style-name="P7"><text:soft-page-break/>岩淵</text:p>
      <text:p text:style-name="P15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4">1</text:p>
          </table:table-cell>
          <table:table-cell table:style-name="表36.A1" office:value-type="string">
            <text:p text:style-name="P24">作業日</text:p>
          </table:table-cell>
          <table:table-cell table:style-name="表36.C1" office:value-type="string">
            <text:p text:style-name="P26">7/XX XX曜日</text:p>
          </table:table-cell>
        </table:table-row>
        <table:table-row>
          <table:table-cell table:style-name="表36.A2" office:value-type="string">
            <text:p text:style-name="P24">2</text:p>
          </table:table-cell>
          <table:table-cell table:style-name="表36.A2" office:value-type="string">
            <text:p text:style-name="P24">発注者</text:p>
          </table:table-cell>
          <table:table-cell table:style-name="表36.C2" office:value-type="string">
            <text:p text:style-name="P26">XXX（XXX）</text:p>
          </table:table-cell>
        </table:table-row>
        <table:table-row>
          <table:table-cell table:style-name="表36.A2" office:value-type="string">
            <text:p text:style-name="P24">3</text:p>
          </table:table-cell>
          <table:table-cell table:style-name="表36.A2" office:value-type="string">
            <text:p text:style-name="P24">工事件名</text:p>
          </table:table-cell>
          <table:table-cell table:style-name="表36.C2" office:value-type="string">
            <text:p text:style-name="P26">XXX</text:p>
          </table:table-cell>
        </table:table-row>
        <table:table-row>
          <table:table-cell table:style-name="表36.A2" office:value-type="string">
            <text:p text:style-name="P24">4</text:p>
          </table:table-cell>
          <table:table-cell table:style-name="表36.A2" office:value-type="string">
            <text:p text:style-name="P24">作業時間</text:p>
          </table:table-cell>
          <table:table-cell table:style-name="表36.C2" office:value-type="string">
            <text:p text:style-name="P26">８：００－XX：００</text:p>
            <text:p text:style-name="P26">（定時）</text:p>
          </table:table-cell>
        </table:table-row>
        <table:table-row>
          <table:table-cell table:style-name="表36.A2" office:value-type="string">
            <text:p text:style-name="P24">5</text:p>
          </table:table-cell>
          <table:table-cell table:style-name="表36.A2" office:value-type="string">
            <text:p text:style-name="P24">備考</text:p>
          </table:table-cell>
          <table:table-cell table:style-name="表36.C2" office:value-type="string">
            <text:p text:style-name="P26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5">7/XX（金）</text:p>
          </table:table-cell>
          <table:table-cell table:style-name="表38.B1" office:value-type="string">
            <text:p text:style-name="P25">7/XX（土）</text:p>
          </table:table-cell>
        </table:table-row>
        <table:table-row>
          <table:table-cell table:style-name="表38.A2" office:value-type="string">
            <text:p text:style-name="P23">○</text:p>
          </table:table-cell>
          <table:table-cell table:style-name="表38.B2" office:value-type="string">
            <text:p text:style-name="P23">○</text:p>
          </table:table-cell>
        </table:table-row>
      </table:table>
      <text:p text:style-name="P30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1">期間</text:p>
          </table:table-cell>
          <table:table-cell table:style-name="表39.B1" office:value-type="string">
            <text:p text:style-name="P22"><text:s text:c="2"/>2021.7.XX(月) ~ 2021.7.XX(日)</text:p>
          </table:table-cell>
        </table:table-row>
        <table:table-row>
          <table:table-cell table:style-name="表39.A2" office:value-type="string">
            <text:p text:style-name="P19">合計</text:p>
          </table:table-cell>
          <table:table-cell table:style-name="表39.B2" office:value-type="string">
            <text:p text:style-name="P20"><text:s/>￥XXX 円</text:p>
          </table:table-cell>
        </table:table-row>
      </table:table>
      <text:p text:style-name="P33"/>
      <text:p text:style-name="P11">---------------------</text:p>
      <text:p text:style-name="P12">【作業員　岩淵謙 / 日報連絡、他】 2021.7.XX(月) ~ 2021.7.XX(日)</text:p>
      <text:p text:style-name="P11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4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4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8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8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8">こぶしえん新築工事</text:p>
          </table:table-cell>
        </table:table-row>
        <text:soft-page-break/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8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8">８：００－１７：００</text:p>
            <text:p text:style-name="P18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8"/>
          </table:table-cell>
        </table:table-row>
      </table:table>
      <text:p text:style-name="P29"/>
      <text:p text:style-name="P29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5516229933399115665" text:style-name="L1">
        <text:list-item>
          <text:p text:style-name="P41">image file</text:p>
          <text:list>
            <text:list-item>
              <text:p text:style-name="P41">copy to : C:\WORKS_2\WS\WS_Others\towa_corpo</text:p>
            </text:list-item>
            <text:list-item>
              <text:p text:style-name="P41">change → file name</text:p>
            </text:list-item>
            <text:list-item>
              <text:p text:style-name="P41">DUP</text:p>
            </text:list-item>
            <text:list-item>
              <text:p text:style-name="P41">open the orig with paint</text:p>
            </text:list-item>
            <text:list-item>
              <text:p text:style-name="P41">change size → 25 % (<office:annotation office:name="__Annotation__14902_534617985"><dc:creator>iwabuchi ken</dc:creator><dc:date>2020-02-03T15:01:30.21</dc:date><text:p text:style-name="P63"><text:span text:style-name="T20">680 ==&gt; about</text:span></text:p></office:annotation>40 %, 680KB~<office:annotation-end office:name="__Annotation__14902_534617985"/>)</text:p>
            </text:list-item>
            <text:list-item>
              <text:p text:style-name="P41">close paint</text:p>
            </text:list-item>
          </text:list>
        </text:list-item>
        <text:list-item>
          <text:p text:style-name="P42">email<text:span text:style-name="T16"> </text:span><text:span text:style-name="T15">###</text:span></text:p>
          <text:list>
            <text:list-item>
              <text:p text:style-name="P42">C – N (new mail)</text:p>
            </text:list-item>
            <text:list-item>
              <text:p text:style-name="P42">attach image file</text:p>
            </text:list-item>
            <text:list-item>
              <text:p text:style-name="P42">open in-mail image file</text:p>
            </text:list-item>
            <text:list-item>
              <text:p text:style-name="P42">validate</text:p>
              <text:list>
                <text:list-item>
                  <text:p text:style-name="P42">終了時刻</text:p>
                </text:list-item>
                <text:list-item>
                  <text:p text:style-name="P42">職長サイン</text:p>
                </text:list-item>
              </text:list>
            </text:list-item>
          </text:list>
        </text:list-item>
        <text:list-item>
          <text:p text:style-name="P41">doc</text:p>
          <text:list>
            <text:list-item>
              <text:p text:style-name="P41">prev lines → DUP</text:p>
            </text:list-item>
            <text:list-item>
              <text:p text:style-name="P41">enter data</text:p>
              <text:list>
                <text:list-item>
                  <text:p text:style-name="P42">作業について</text:p>
                  <text:list>
                    <text:list-item>
                      <text:p text:style-name="P41">作業日</text:p>
                    </text:list-item>
                    <text:list-item>
                      <text:p text:style-name="P41">発注者</text:p>
                    </text:list-item>
                    <text:list-item>
                      <text:p text:style-name="P41">工事件名</text:p>
                    </text:list-item>
                    <text:list-item>
                      <text:p text:style-name="P42">作業時間</text:p>
                    </text:list-item>
                  </text:list>
                </text:list-item>
                <text:list-item>
                  <text:p text:style-name="P42">タイトル文字列</text:p>
                </text:list-item>
              </text:list>
            </text:list-item>
          </text:list>
        </text:list-item>
        <text:list-item>
          <text:p text:style-name="P35">email</text:p>
          <text:list>
            <text:list-item>
              <text:p text:style-name="P35">C/P</text:p>
              <text:list>
                <text:list-item>
                  <text:p text:style-name="P36">本文</text:p>
                </text:list-item>
                <text:list-item>
                  <text:p text:style-name="P35">subject</text:p>
                </text:list-item>
              </text:list>
            </text:list-item>
            <text:list-item>
              <text:p text:style-name="P35">validate</text:p>
              <text:list>
                <text:list-item>
                  <text:p text:style-name="P41">作業日</text:p>
                </text:list-item>
                <text:list-item>
                  <text:p text:style-name="P41">発注者</text:p>
                </text:list-item>
                <text:list-item>
                  <text:p text:style-name="P41"><text:soft-page-break/>工事件名</text:p>
                </text:list-item>
                <text:list-item>
                  <text:p text:style-name="P42">作業時間</text:p>
                </text:list-item>
              </text:list>
            </text:list-item>
            <text:list-item>
              <text:p text:style-name="P36">F6 (“To”) → “yoko” &gt; Ret</text:p>
            </text:list-item>
            <text:list-item>
              <text:p text:style-name="P36">C – Ret (send)</text:p>
            </text:list-item>
            <text:list-item>
              <text:p text:style-name="P36">review → sent mail</text:p>
              <text:list>
                <text:list-item>
                  <text:p text:style-name="P36">送信先</text:p>
                </text:list-item>
                <text:list-item>
                  <text:p text:style-name="P36">日付</text:p>
                  <text:list>
                    <text:list-item>
                      <text:p text:style-name="P36">日報に書いた日付</text:p>
                    </text:list-item>
                    <text:list-item>
                      <text:p text:style-name="P36">メールの「件名」の日付（日報のそれと同じか？）</text:p>
                    </text:list-item>
                  </text:list>
                </text:list-item>
                <text:list-item>
                  <text:p text:style-name="P36">サイン</text:p>
                  <text:list>
                    <text:list-item>
                      <text:p text:style-name="P36">職長</text:p>
                    </text:list-item>
                    <text:list-item>
                      <text:p text:style-name="P36">発注者</text:p>
                    </text:list-item>
                  </text:list>
                </text:list-item>
                <text:list-item>
                  <text:p text:style-name="P36">時間</text:p>
                  <text:list>
                    <text:list-item>
                      <text:p text:style-name="P36">開始</text:p>
                    </text:list-item>
                    <text:list-item>
                      <text:p text:style-name="P36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doc</text:p>
          <text:list>
            <text:list-item>
              <text:p text:style-name="P36">move → “” string</text:p>
            </text:list-item>
          </text:list>
        </text:list-item>
      </text:list>
      <text:p text:style-name="P32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7"/>
          </table:table-cell>
          <table:table-cell table:style-name="表70.B1" office:value-type="string">
            <text:p text:style-name="P27">image file (<text:span text:style-name="T14">日報）</text:span></text:p>
            <text:list xml:id="list8370898501045594159" text:style-name="L2">
              <text:list-item>
                <text:p text:style-name="P51">copy</text:p>
                <text:list>
                  <text:list-item>
                    <text:p text:style-name="P51">from C:\WORKS_2\WS\WS_Cake_IFM11\iphone_to_upload</text:p>
                  </text:list-item>
                  <text:list-item>
                    <text:p text:style-name="P51">to <text:s/>==&gt; C:\WORKS_2\WS\WS_Others\towa_corpo</text:p>
                  </text:list-item>
                </text:list>
              </text:list-item>
              <text:list-item>
                <text:p text:style-name="P51">name ==&gt; change</text:p>
                <text:list>
                  <text:list-item>
                    <text:p text:style-name="P51">【作業員　岩淵謙 <text:s/>日報連絡】 2020.7.4.土 2020.7.6.月.jpg</text:p>
                  </text:list-item>
                </text:list>
              </text:list-item>
              <text:list-item>
                <text:p text:style-name="P51">open file (f1)</text:p>
              </text:list-item>
              <text:list-item>
                <text:p text:style-name="P51">DUP</text:p>
              </text:list-item>
              <text:list-item>
                <text:p text:style-name="P51">f1 ==&gt; paint</text:p>
              </text:list-item>
              <text:list-item>
                <text:p text:style-name="P51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7"/>
          </table:table-cell>
          <table:table-cell table:style-name="表70.B2" office:value-type="string">
            <text:p text:style-name="P28">交通費請求書</text:p>
            <text:list xml:id="list4189734568246228456" text:style-name="L3">
              <text:list-item>
                <text:p text:style-name="P52"><text:soft-page-break/>DUP : 交通費請求書.用紙.orig.jpg</text:p>
              </text:list-item>
              <text:list-item>
                <text:p text:style-name="P52">name ==&gt; change : 【作業員　岩淵謙 <text:s/>交通費請求書】 2020.7.6(月) ~ 2020.7.12(日).jpg</text:p>
              </text:list-item>
              <text:list-item>
                <text:p text:style-name="P52">open file</text:p>
              </text:list-item>
              <text:list-item>
                <text:p text:style-name="P52">M – o &gt; ↓ &gt; Ret (paint)</text:p>
              </text:list-item>
              <text:list-item>
                <text:p text:style-name="P52">入力</text:p>
              </text:list-item>
              <text:list-item>
                <text:p text:style-name="P52">DUP</text:p>
              </text:list-item>
              <text:list-item>
                <text:p text:style-name="P52">M – o &gt; “70” &gt; Ret (size change)</text:p>
              </text:list-item>
              <text:list-item>
                <text:p text:style-name="P52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7"/>
          </table:table-cell>
          <table:table-cell table:style-name="表70.B2" office:value-type="string">
            <text:p text:style-name="P27">email</text:p>
            <text:list xml:id="list2708604299864019857" text:style-name="L4">
              <text:list-item>
                <text:p text:style-name="P54">start mailer</text:p>
              </text:list-item>
              <text:list-item>
                <text:p text:style-name="P54">new mail</text:p>
              </text:list-item>
              <text:list-item>
                <text:p text:style-name="P54">C – S – a &gt; choose file &gt; Ret (append)</text:p>
              </text:list-item>
              <text:list-item>
                <text:p text:style-name="P54">open ==&gt; appended files (<text:span text:style-name="T14">日報、交通費)</text:span></text:p>
              </text:list-item>
              <text:list-item>
                <text:p text:style-name="P53">C/P</text:p>
                <text:list>
                  <text:list-item>
                    <text:p text:style-name="P53">本文</text:p>
                  </text:list-item>
                  <text:list-item>
                    <text:p text:style-name="P53">タイトル</text:p>
                  </text:list-item>
                </text:list>
              </text:list-item>
              <text:list-item>
                <text:p text:style-name="P53">“send” : “yoko” &gt; Ret (autofill)</text:p>
              </text:list-item>
              <text:list-item>
                <text:p text:style-name="P53">validate</text:p>
                <text:list>
                  <text:list-item>
                    <text:p text:style-name="P53">append ==&gt; 2 files</text:p>
                  </text:list-item>
                  <text:list-item>
                    <text:p text:style-name="P53">subject</text:p>
                    <text:list>
                      <text:list-item>
                        <text:p text:style-name="P53">期間</text:p>
                      </text:list-item>
                      <text:list-item>
                        <text:p text:style-name="P53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53">C – Ret (send)</text:p>
              </text:list-item>
              <text:list-item>
                <text:p text:style-name="P53">validate</text:p>
                <text:list>
                  <text:list-item>
                    <text:p text:style-name="P53">attached files</text:p>
                  </text:list-item>
                  <text:list-item>
                    <text:p text:style-name="P53">宛先</text:p>
                  </text:list-item>
                  <text:list-item>
                    <text:p text:style-name="P53">タイトル</text:p>
                    <text:list>
                      <text:list-item>
                        <text:p text:style-name="P53">期間</text:p>
                      </text:list-item>
                      <text:list-item>
                        <text:p text:style-name="P53">内容</text:p>
                      </text:list-item>
                    </text:list>
                  </text:list-item>
                  <text:list-item>
                    <text:p text:style-name="P53">本文</text:p>
                    <text:list>
                      <text:list-item>
                        <text:p text:style-name="P53">送るものについての文。</text:p>
                      </text:list-item>
                      <text:list-item>
                        <text:p text:style-name="P53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31">-------------------------------------------------------- [STEPS : closing] 20200912_182844</text:p>
      <text:list xml:id="list3885133617804934861" text:style-name="L5">
        <text:list-item>
          <text:p text:style-name="P38">close</text:p>
          <text:list>
            <text:list-item>
              <text:p text:style-name="P38">image files</text:p>
            </text:list-item>
            <text:list-item>
              <text:p text:style-name="P38">folders</text:p>
            </text:list-item>
            <text:list-item>
              <text:p text:style-name="P38">apps</text:p>
              <text:list>
                <text:list-item>
                  <text:p text:style-name="P38">paint</text:p>
                </text:list-item>
                <text:list-item>
                  <text:p text:style-name="P38">mailer</text:p>
                </text:list-item>
              </text:list>
            </text:list-item>
          </text:list>
        </text:list-item>
        <text:list-item>
          <text:p text:style-name="P38">validate</text:p>
          <text:list>
            <text:list-item>
              <text:p text:style-name="P38"><text:soft-page-break/>mail ==&gt; move to “sent” box</text:p>
            </text:list-item>
          </text:list>
        </text:list-item>
        <text:list-item>
          <text:p text:style-name="P38">prep next</text:p>
          <text:list>
            <text:list-item>
              <text:p text:style-name="P37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メイリオ1" svg:font-family="メイリオ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1-07-22T13:45:54.81</dc:date>
    <dc:creator>iwabuchi ken</dc:creator>
    <meta:editing-duration>P1DT15H56M14S</meta:editing-duration>
    <meta:editing-cycles>229</meta:editing-cycles>
    <meta:generator>OpenOffice/4.1.3$Win32 OpenOffice.org_project/413m1$Build-9783</meta:generator>
    <meta:document-statistic meta:table-count="25" meta:image-count="0" meta:object-count="0" meta:page-count="10" meta:paragraph-count="418" meta:word-count="2331" meta:character-count="5469"/>
  </office:meta>
</office:document-meta>
</file>